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ropertyPreFilter.SimplePropertyPreFilter( String ...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opertyPreFilter.getClaz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opertyPreFilter.get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opertyPreFilter.apply( JSONSerializer serializer , Object source , String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PropertyPreFilter.SimplePropertyPreFilter( Class &lt; ? &gt; clazz , String ...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PropertyPreFilter.setMaxLevel( int max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opertyPreFilter.getMax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ropertyPreFilter.get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